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6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Heading_20_2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Heading_20_2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 table:number-columns-spanned="2" table:number-rows-spanned="1">
            <text:p>6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7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8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9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10 Questions</text:p>
          </table:table-cell>
          <table:covered-table-cell table:style-name="Heading_20_1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4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6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8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eading_20_1" style:display-name="Excel_BuiltIn_Heading 1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fo:margin-top="0.5in" fo:margin-bottom="0.5in" fo:margin-left="0.5in" fo:margin-right="1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4:47:33.5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05:39.213000000</meta:creation-date>
    <dc:date>2025-03-13T11:11:24.167000000</dc:date>
    <meta:editing-duration>PT5M46S</meta:editing-duration>
    <meta:editing-cycles>2</meta:editing-cycles>
    <meta:generator>LibreOffice/24.8.5.2$Windows_x86 LibreOffice_project/fddf2685c70b461e7832239a0162a77216259f22</meta:generator>
    <meta:print-date>2025-03-13T11:11:38.592000000</meta:print-date>
    <meta:printed-by>PDF files</meta:printed-by>
    <meta:document-statistic meta:table-count="1" meta:cell-count="265" meta:object-count="0"/>
  </office:meta>
</office:document-meta>
</file>